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list-style-name="L2"/>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gramming Language and Technologies</text:h>
      <text:p text:style-name="Text_20_body">A discussion of the base technologies chosen for engine development.</text:p>
      <text:h text:style-name="Heading_20_3" text:outline-level="3">.NET vs. Java vs. C++ vs. Python vs. Lua vs. ...</text:h>
      <text:p text:style-name="Standard">This one is always a religious subject, so I'll tackle it right up front. I need people to be able to develop addons easily, and distribute them to others easily. C++ is not portable, so developers would need to pass around source code, with a compile-on-the-fly system built into the engine, which requires a compiler and libraries. There are a lot of different compilers out there; I would either have to distribute one with the engine or try to use whatever was installed...this is a can of worms I don't want to open.</text:p>
      <text:p text:style-name="Standard"/>
      <text:p text:style-name="Standard">After a lot of experimentation and hands-on research, I settled on .NET (C#) running on top of a small C++ platform abstraction layer. This provides a nice balance between compiled native code and an intepreted scripting language like Lua or Python. When I say “balance”, that means giving up a little bit of both to get something in the middle. I chose .NET because:</text:p>
      <text:p text:style-name="Standard"/>
      <text:list text:style-name="L2">
        <text:list-item>
          <text:p text:style-name="P1">It's extensible. Well-architected C++ can be extensible too, but .NET takes it to another level. In particular, it supports reflection which opens up all kinds of possibilities that would be difficult to implement in pure C++.</text:p>
        </text:list-item>
        <text:list-item>
          <text:p text:style-name="P1">It's fast and getting faster. My first prototype was written and C++ and Lua, and it couldn't keep up with something the things I wanted to do (such as vehicle dynamics components). C# has proven fast enough for the bulk of the engine coding. Microsoft says that it will eventually be as fast or faster than native C++ code and I have no reason to disbelieve them; they have some smart cookies in their systems groups.</text:p>
        </text:list-item>
        <text:list-item>
          <text:p text:style-name="P1">It's portable. Unlike C++, people can share compiled code regardless of platform so there is no need to maintain a Windows version, a Mac version, etc. It can also run on and take advantage of the new 64-bit architectures with no additional effort.</text:p>
        </text:list-item>
        <text:list-item>
          <text:p text:style-name="P1">It's more than one language. There are a growing number of .NET languages, including favorites like Python, so authors can find a language they like.</text:p>
        </text:list-item>
        <text:list-item>
          <text:p text:style-name="P1">It's a standard. Developers will have enough to handle trying to learn the engine components; now they don't have to learn the mechanics of a homebrew scripting system too.</text:p>
        </text:list-item>
        <text:list-item>
          <text:p text:style-name="P1">It has great tools, at least on Windows.</text:p>
        </text:list-item>
        <text:list-item>
          <text:p text:style-name="P1">It comes installed on Windows, the biggest market.</text:p>
        </text:list-item>
      </text:list>
      <text:p text:style-name="Standard"/>
      <text:p text:style-name="Standard">While .NET has good support for integrating with unmanaged code it can still be tough to connect to legacy C and C++ APIs. In addition, there will still be some modules, like physics, that are better handled in C++. For that reason, the engine will be built on a small C++ library that handles these issues and exposes them to the rest of the engine in a .NET friendly way.</text:p>
      <text:p text:style-name="Standard"/>
      <text:p text:style-name="Standard">Licensing</text:p>
      <text:p text:style-name="Standard"/>
      <text:p text:style-name="Standard"/>
      <text:p text:style-name="Standard">Third-Party Libraries</text:p>
      <text:p text:style-name="Standard">For the editor, I need a GUI. I don't want to write clients for each supported platform, so I'm going with wxWidgets and the wx.NET bindings. I've used wxWidgets for a number of projects and it has always been solid. And I started the wx.NET project, so it must be good.</text:p>
      <text:p text:style-name="Standard"/>
      <text:p text:style-name="Standard">To SDL or not to SDL (<text:a xlink:type="simple" xlink:href="http://www.libsdl.org/">http://www.libsdl.org/</text:a>)? At the moment I am considering using my own code for platform abstraction (<text:a xlink:type="simple" xlink:href="http://gut.sourceforge.net/">http://gut.sourceforge.net/</text:a>). SDL doesn't support force feedback and the code is as readable as Sanskrit. I'm not ruling it out, but I already have a bunch of platform code lying around, I'm going to use it (for now).</text:p>
      <text:p text:style-name="Standard"/>
      <text:p text:style-name="Standard">I will be using the Open Dynamics Engine (<text:a xlink:type="simple" xlink:href="http://www.ode.org/">http://www.ode.org/</text:a>) rather than trying to write my own. Development on this library has been stalled; I am making an effort to get it going again, and things seem to be picking u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1-19T16:40:40</meta:creation-date>
    <dc:creator>Jason Perkins</dc:creator>
    <dc:date>2006-01-19T16:41:03</dc:date>
    <meta:editing-cycles>2</meta:editing-cycles>
    <meta:editing-duration>PT22S</meta:editing-duration>
    <meta:user-defined meta:name="Info 1"/>
    <meta:user-defined meta:name="Info 2"/>
    <meta:user-defined meta:name="Info 3"/>
    <meta:user-defined meta:name="Info 4"/>
    <meta:document-statistic meta:table-count="0" meta:image-count="0" meta:object-count="0" meta:page-count="2" meta:paragraph-count="18" meta:word-count="638" meta:character-count="3579"/>
  </office:meta>
</office:document-meta>
</file>